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Frutiger Light Condensed" svg:font-family="'Frutiger Light Condensed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000000" style:font-name="Frutiger Light Condensed" officeooo:rsid="0002e964" officeooo:paragraph-rsid="0002e964"/>
    </style:style>
    <style:style style:name="P2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ebf4e" officeooo:paragraph-rsid="000ebf4e" style:font-size-asian="20pt" style:font-weight-asian="bold" style:font-size-complex="20pt" style:font-weight-complex="bold"/>
    </style:style>
    <style:style style:name="P3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2e964" officeooo:paragraph-rsid="0002e964" style:font-size-asian="20pt" style:font-weight-asian="bold" style:font-size-complex="20pt" style:font-weight-complex="bold"/>
    </style:style>
    <style:style style:name="P4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20pt" fo:letter-spacing="normal" fo:font-style="normal" fo:font-weight="bold" officeooo:rsid="0002e964" style:font-size-asian="20pt" style:font-weight-asian="bold" style:font-size-complex="20pt" style:font-weight-complex="bold"/>
    </style:style>
    <style:style style:name="P5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20pt" fo:letter-spacing="normal" fo:font-style="normal" fo:font-weight="bold" style:font-size-asian="20pt" style:font-weight-asian="bold" style:font-size-complex="20pt" style:font-weight-complex="bold"/>
    </style:style>
    <style:style style:name="P6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bold" officeooo:rsid="0002e964" style:font-weight-asian="bold" style:font-weight-complex="bold"/>
    </style:style>
    <style:style style:name="P7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letter-spacing="normal" fo:font-style="normal" fo:font-weight="normal" officeooo:rsid="001a356b" officeooo:paragraph-rsid="001a356b"/>
    </style:style>
    <style:style style:name="P8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9" style:family="paragraph" style:parent-style-name="Text_20_body">
      <style:paragraph-properties fo:margin-top="0in" fo:margin-bottom="0in" loext:contextual-spacing="false" fo:orphans="2" fo:widows="2"/>
      <style:text-properties officeooo:paragraph-rsid="000980d0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24292f" style:font-name="Frutiger Light Condensed" fo:font-size="20pt" fo:letter-spacing="normal" fo:font-style="normal" fo:font-weight="bold" officeooo:rsid="0012b0af" officeooo:paragraph-rsid="0013b29a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12b0af" officeooo:paragraph-rsid="0013b29a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ebf4e" officeooo:paragraph-rsid="000ebf4e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normal" officeooo:rsid="0012b0af" officeooo:paragraph-rsid="0013b29a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15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0980d0" officeooo:paragraph-rsid="001c2569"/>
    </style:style>
    <style:style style:name="P1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c35f8"/>
    </style:style>
    <style:style style:name="P1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da3d0"/>
    </style:style>
    <style:style style:name="P18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f6538"/>
    </style:style>
    <style:style style:name="P19" style:family="paragraph" style:parent-style-name="Text_20_body">
      <style:paragraph-properties fo:margin-top="0in" fo:margin-bottom="0in" loext:contextual-spacing="false" fo:orphans="2" fo:widows="2"/>
      <style:text-properties fo:color="#000000" style:font-name="Frutiger Light Condensed" officeooo:rsid="0002e964"/>
    </style:style>
    <style:style style:name="P20" style:family="paragraph" style:parent-style-name="Text_20_body">
      <style:paragraph-properties fo:margin-top="0in" fo:margin-bottom="0in" loext:contextual-spacing="false"/>
      <style:text-properties fo:color="#000000" style:font-name="Frutiger Light Condensed" officeooo:rsid="000ebf4e" officeooo:paragraph-rsid="000ebf4e"/>
    </style:style>
    <style:style style:name="P21" style:family="paragraph" style:parent-style-name="Text_20_body">
      <style:paragraph-properties fo:margin-top="0in" fo:margin-bottom="0in" loext:contextual-spacing="false" fo:orphans="2" fo:widows="2"/>
      <style:text-properties fo:color="#000000" style:font-name="Frutiger Light Condensed" officeooo:paragraph-rsid="001f6538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fo:color="#000000" style:font-name="Frutiger Light Condensed" fo:font-size="20pt" fo:font-weight="normal" officeooo:rsid="002efd1d" officeooo:paragraph-rsid="002efd1d" style:font-size-asian="20pt" style:font-weight-asian="normal" style:font-size-complex="20pt" style:font-weight-complex="normal"/>
    </style:style>
    <style:style style:name="P23" style:family="paragraph" style:parent-style-name="Title">
      <style:paragraph-properties fo:margin-top="0in" fo:margin-bottom="0in" loext:contextual-spacing="false"/>
      <style:text-properties fo:color="#000000" style:font-name="Frutiger Light Condensed" fo:font-weight="normal" style:font-weight-asian="normal" style:font-weight-complex="normal"/>
    </style:style>
    <style:style style:name="P24" style:family="paragraph" style:parent-style-name="Heading">
      <style:text-properties fo:color="#000000" style:font-name="Frutiger Light Condensed" fo:font-size="20pt" fo:font-weight="bold" style:font-size-asian="20pt" style:font-weight-asian="bold" style:font-size-complex="20pt" style:font-weight-complex="bold"/>
    </style:style>
    <style:style style:name="P25" style:family="paragraph" style:parent-style-name="Text_20_body">
      <style:text-properties fo:color="#000000" style:font-name="Frutiger Light Condensed" officeooo:rsid="001b3aa5" officeooo:paragraph-rsid="001b3aa5"/>
    </style:style>
    <style:style style:name="P2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27" style:family="paragraph" style:parent-style-name="Heading_20_2">
      <style:text-properties fo:color="#000000"/>
    </style:style>
    <style:style style:name="P28" style:family="paragraph" style:parent-style-name="Heading_20_2">
      <style:text-properties fo:color="#000000" officeooo:paragraph-rsid="00187ceb"/>
    </style:style>
    <style:style style:name="P29" style:family="paragraph" style:parent-style-name="Heading_20_2">
      <style:text-properties fo:color="#000000" style:font-name="Frutiger Light Condensed" fo:font-size="30pt" style:text-underline-style="solid" style:text-underline-width="auto" style:text-underline-color="font-color" fo:font-weight="normal" style:font-size-asian="30pt" style:font-weight-asian="normal" style:font-size-complex="30pt" style:font-weight-complex="normal"/>
    </style:style>
    <style:style style:name="P30" style:family="paragraph" style:parent-style-name="Heading_20_3" style:list-style-name="L15">
      <style:paragraph-properties fo:margin-top="0in" fo:margin-bottom="0in" loext:contextual-spacing="false"/>
      <style:text-properties fo:font-variant="normal" fo:text-transform="none" fo:color="#000000" style:font-name="Frutiger Light Condensed" fo:font-size="12pt" fo:letter-spacing="normal" fo:font-style="normal" fo:font-weight="normal" officeooo:rsid="000ebf4e" officeooo:paragraph-rsid="000ebf4e" style:font-size-asian="12pt" style:font-size-complex="12pt"/>
    </style:style>
    <style:style style:name="P31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letter-spacing="normal" fo:font-style="normal" fo:font-weight="normal" officeooo:rsid="00305fd4" officeooo:paragraph-rsid="00305fd4"/>
    </style:style>
    <style:style style:name="P32" style:family="paragraph" style:parent-style-name="Text_20_body">
      <style:text-properties fo:color="#000000" style:font-name="Frutiger Light Condensed"/>
    </style:style>
    <style:style style:name="P33" style:family="paragraph" style:parent-style-name="Text_20_body">
      <style:text-properties fo:color="#000000" style:font-name="Frutiger Light Condensed" officeooo:rsid="003068bc" officeooo:paragraph-rsid="003068bc"/>
    </style:style>
    <style:style style:name="P34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5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6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7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8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9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0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1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2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3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4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5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6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12pt" fo:letter-spacing="normal" fo:font-style="normal" fo:font-weight="normal" officeooo:rsid="001b3aa5" officeooo:paragraph-rsid="001b3aa5" style:font-size-asian="12pt" style:font-size-complex="12pt"/>
    </style:style>
    <style:style style:name="P48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normal" officeooo:rsid="00164385" officeooo:paragraph-rsid="00164385"/>
    </style:style>
    <style:style style:name="P49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normal" officeooo:rsid="0036af4b" officeooo:paragraph-rsid="0036af4b"/>
    </style:style>
    <style:style style:name="P5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30pt" fo:letter-spacing="normal" fo:font-style="normal" style:text-underline-style="solid" style:text-underline-width="auto" style:text-underline-color="font-color" fo:font-weight="normal" officeooo:rsid="003248f2" officeooo:paragraph-rsid="003248f2" style:font-size-asian="30pt" style:font-size-complex="30pt"/>
    </style:style>
    <style:style style:name="P51" style:family="paragraph" style:parent-style-name="Text_20_body" style:list-style-name="L15">
      <style:paragraph-properties fo:margin-top="0in" fo:margin-bottom="0in" loext:contextual-spacing="false"/>
      <style:text-properties officeooo:rsid="001a356b" officeooo:paragraph-rsid="001a356b"/>
    </style:style>
    <style:style style:name="P52" style:family="paragraph" style:parent-style-name="Text_20_body">
      <style:paragraph-properties fo:margin-top="0in" fo:margin-bottom="0in" loext:contextual-spacing="false"/>
      <style:text-properties officeooo:rsid="003068bc" officeooo:paragraph-rsid="003068bc"/>
    </style:style>
    <style:style style:name="P53" style:family="paragraph" style:parent-style-name="Text_20_body">
      <style:paragraph-properties fo:margin-top="0in" fo:margin-bottom="0in" loext:contextual-spacing="false"/>
      <style:text-properties fo:color="#000000" style:font-name="Frutiger Light Condensed" officeooo:rsid="003248f2" officeooo:paragraph-rsid="003248f2"/>
    </style:style>
    <style:style style:name="P54" style:family="paragraph" style:parent-style-name="Text_20_body">
      <style:paragraph-properties fo:margin-top="0in" fo:margin-bottom="0in" loext:contextual-spacing="false"/>
      <style:text-properties fo:color="#000000" style:font-name="Frutiger Light Condensed" officeooo:rsid="003248f2" officeooo:paragraph-rsid="00359824"/>
    </style:style>
    <style:style style:name="P55" style:family="paragraph" style:parent-style-name="Text_20_body">
      <style:paragraph-properties fo:margin-top="0in" fo:margin-bottom="0in" loext:contextual-spacing="false"/>
      <style:text-properties fo:color="#000000" style:font-name="Frutiger Light Condensed" fo:font-size="11pt" officeooo:rsid="003248f2" officeooo:paragraph-rsid="00359824" style:font-size-asian="11pt" style:font-size-complex="11pt"/>
    </style:style>
    <style:style style:name="T1" style:family="text">
      <style:text-properties fo:font-variant="normal" fo:text-transform="none" fo:color="#000000" style:font-name="Frutiger Light Condensed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Frutiger Light Condensed" fo:font-size="12pt" fo:letter-spacing="normal" fo:font-style="normal" fo:font-weight="normal" officeooo:rsid="000ebf4e" style:font-size-asian="12pt" style:font-size-complex="12pt"/>
    </style:style>
    <style:style style:name="T3" style:family="text">
      <style:text-properties fo:font-variant="normal" fo:text-transform="none" fo:color="#000000" style:font-name="Frutiger Light Condensed" fo:font-size="12pt" fo:letter-spacing="normal" fo:font-style="normal" fo:font-weight="normal" officeooo:rsid="001c2569"/>
    </style:style>
    <style:style style:name="T4" style:family="text">
      <style:text-properties fo:font-variant="normal" fo:text-transform="none" fo:color="#000000" style:font-name="Frutiger Light Condensed" fo:font-size="12pt" fo:letter-spacing="normal" fo:font-style="normal" fo:font-weight="normal" officeooo:rsid="000980d0"/>
    </style:style>
    <style:style style:name="T5" style:family="text">
      <style:text-properties fo:font-variant="normal" fo:text-transform="none" fo:font-size="12pt" fo:letter-spacing="normal" fo:font-style="normal" fo:font-weight="normal" officeooo:rsid="001c35f8"/>
    </style:style>
    <style:style style:name="T6" style:family="text">
      <style:text-properties fo:font-variant="normal" fo:text-transform="none" fo:font-size="12pt" fo:letter-spacing="normal" fo:font-style="normal" fo:font-weight="normal" officeooo:rsid="001f6538"/>
    </style:style>
    <style:style style:name="T7" style:family="text">
      <style:text-properties style:font-name="Frutiger Light Condensed" fo:font-size="30pt" style:text-underline-style="solid" style:text-underline-width="auto" style:text-underline-color="font-color" fo:font-weight="normal" style:font-size-asian="30pt" style:font-weight-asian="normal" style:font-size-complex="30pt" style:font-weight-complex="normal"/>
    </style:style>
    <style:style style:name="T8" style:family="text">
      <style:text-properties fo:color="#000000" fo:font-size="12pt" fo:font-weight="normal" officeooo:rsid="000cc18b"/>
    </style:style>
    <style:style style:name="T9" style:family="text">
      <style:text-properties officeooo:rsid="001c2569"/>
    </style:style>
    <style:style style:name="T10" style:family="text">
      <style:text-properties officeooo:rsid="001f6538"/>
    </style:style>
    <style:style style:name="T11" style:family="text">
      <style:text-properties officeooo:rsid="0020f8df"/>
    </style:style>
    <style:style style:name="T12" style:family="text">
      <style:text-properties officeooo:rsid="0023be3e"/>
    </style:style>
    <style:style style:name="T13" style:family="text">
      <style:text-properties officeooo:rsid="0025a414"/>
    </style:style>
    <style:style style:name="T14" style:family="text">
      <style:text-properties officeooo:rsid="00296d3b"/>
    </style:style>
    <style:style style:name="T15" style:family="text">
      <style:text-properties officeooo:rsid="002ae093"/>
    </style:style>
    <style:style style:name="T16" style:family="text">
      <style:text-properties officeooo:rsid="002c7d1a"/>
    </style:style>
    <style:style style:name="T17" style:family="text">
      <style:text-properties officeooo:rsid="0034448f"/>
    </style:style>
    <style:style style:name="T18" style:family="text">
      <style:text-properties style:font-name="Tlwg Typist"/>
    </style:style>
    <style:style style:name="T19" style:family="text">
      <style:text-properties style:font-name="Tlwg Typist" officeooo:rsid="003444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HBW Mannheim, 2023</text:p>
      <text:p text:style-name="P23">Syllabus: Computer graphics</text:p>
      <text:p text:style-name="P22">1.1.2023. - 30.4.2023.</text:p>
      <text:p text:style-name="P1"/>
      <text:p text:style-name="P11"/>
      <text:p text:style-name="P13">Official Course Website:</text:p>
      <text:p text:style-name="P10"><text:span text:style-name="T8"><text:s/></text:span><text:a xlink:type="simple" xlink:href="https://github.com/lorentzo/IntroductionToComputerGraphics" text:style-name="Internet_20_link" text:visited-style-name="Visited_20_Internet_20_Link">https://github.com/lorentzo/IntroductionToComputerGraphics</text:a></text:p>
      <text:h text:style-name="P2" text:outline-level="3"/>
      <text:h text:style-name="P27" text:outline-level="2"><text:span text:style-name="T7">Lectures</text:span> </text:h>
      <text:p text:style-name="P12"/>
      <text:h text:style-name="P3" text:outline-level="3">1. Introduction</text:h>
      <text:list xml:id="list4080172533" text:style-name="L1">
        <text:list-item>
          <text:p text:style-name="P34">Computer graphics: what and why</text:p>
        </text:list-item>
        <text:list-item>
          <text:p text:style-name="P34">Glimpse of image synthesis</text:p>
        </text:list-item>
        <text:list-item>
          <text:p text:style-name="P34">Course organization</text:p>
        </text:list-item>
      </text:list>
      <text:p text:style-name="P9"><text:span text:style-name="T3">Date</text:span><text:span text:style-name="T4">: 18.1.2023.</text:span></text:p>
      <text:h text:style-name="P6" text:outline-level="3"/>
      <text:h text:style-name="P4" text:outline-level="3">2. Overview of image generation</text:h>
      <text:p text:style-name="P26">Pillars of image generation</text:p>
      <text:list xml:id="list3807208067" text:style-name="L2">
        <text:list-item>
          <text:p text:style-name="P35">3D scene</text:p>
        </text:list-item>
        <text:list-item>
          <text:p text:style-name="P35">Rendering algorithm</text:p>
        </text:list-item>
        <text:list-item>
          <text:p text:style-name="P35">Image and display</text:p>
        </text:list-item>
      </text:list>
      <text:p text:style-name="P15"><text:span text:style-name="T9">Date</text:span>: 18.1.2023.</text:p>
      <text:h text:style-name="P8" text:outline-level="3"/>
      <text:h text:style-name="P5" text:outline-level="3">3. 3D scene overview</text:h>
      <text:p text:style-name="P26">Foundational elements of 3D scene:</text:p>
      <text:list xml:id="list944431499" text:style-name="L3">
        <text:list-item>
          <text:p text:style-name="P36">3D objects</text:p>
          <text:list>
            <text:list-item>
              <text:p text:style-name="P36">Shape representation</text:p>
            </text:list-item>
            <text:list-item>
              <text:p text:style-name="P36">Material</text:p>
            </text:list-item>
          </text:list>
        </text:list-item>
        <text:list-item>
          <text:p text:style-name="P36">Light sources</text:p>
        </text:list-item>
        <text:list-item>
          <text:p text:style-name="P36">Cameras</text:p>
        </text:list-item>
      </text:list>
      <text:p text:style-name="P15"><text:span text:style-name="T9">Date</text:span>: <text:span text:style-name="T15">1</text:span>.<text:span text:style-name="T15">2</text:span>.2023.</text:p>
      <text:p text:style-name="P14"/>
      <text:p text:style-name="P14"/>
      <text:p text:style-name="P24"><text:soft-page-break/>4. Transforms</text:p>
      <text:list xml:id="list1687007205" text:style-name="L4">
        <text:list-item>
          <text:p text:style-name="P37">3D space</text:p>
        </text:list-item>
        <text:list-item>
          <text:p text:style-name="P37">Transformations</text:p>
        </text:list-item>
        <text:list-item>
          <text:p text:style-name="P37">Scene organization</text:p>
        </text:list-item>
      </text:list>
      <text:p text:style-name="P16">Date: 1.2.2023.</text:p>
      <text:p text:style-name="P14"/>
      <text:p text:style-name="P14"/>
      <text:h text:style-name="P4" text:outline-level="3">5. 3D objects: mesh shape representation</text:h>
      <text:list xml:id="list75777038" text:style-name="L5">
        <text:list-item>
          <text:p text:style-name="P38">Polygon mesh</text:p>
        </text:list-item>
        <text:list-item>
          <text:p text:style-name="P38">Subdivision surfaces</text:p>
        </text:list-item>
        <text:list-item>
          <text:p text:style-name="P38">Mesh and rendering</text:p>
        </text:list-item>
        <text:list-item>
          <text:p text:style-name="P38">Mesh data-structures</text:p>
        </text:list-item>
        <text:list-item>
          <text:p text:style-name="P38">Mesh modeling and acquisition</text:p>
        </text:list-item>
      </text:list>
      <text:p text:style-name="P16">Date: 1.2.2023.</text:p>
      <text:p text:style-name="P14"/>
      <text:h text:style-name="P4" text:outline-level="3">6. 3D objects: parametric curves and surfaces, implicit surfaces</text:h>
      <text:list xml:id="list3630709761" text:style-name="L6">
        <text:list-item>
          <text:p text:style-name="P39">Parametric curves</text:p>
        </text:list-item>
        <text:list-item>
          <text:p text:style-name="P39">parametric surfaces</text:p>
        </text:list-item>
        <text:list-item>
          <text:p text:style-name="P39">Implicit surfaces</text:p>
        </text:list-item>
      </text:list>
      <text:p text:style-name="P17">Date: <text:span text:style-name="T14">8</text:span>.2.2023.</text:p>
      <text:p text:style-name="P14"/>
      <text:h text:style-name="P4" text:outline-level="3">7. 3D Objects: material</text:h>
      <text:list xml:id="list1122345224" text:style-name="L7">
        <text:list-item>
          <text:p text:style-name="P40">Material observation</text:p>
        </text:list-item>
        <text:list-item>
          <text:p text:style-name="P40">Physics (optics) models for CG</text:p>
        </text:list-item>
        <text:list-item>
          <text:p text:style-name="P40">Material models in CG</text:p>
          <text:list>
            <text:list-item>
              <text:p text:style-name="P40">Scattering models</text:p>
            </text:list-item>
          </text:list>
        </text:list-item>
      </text:list>
      <text:p text:style-name="P18">Date: <text:span text:style-name="T10">8</text:span>.2.2023.</text:p>
      <text:p text:style-name="P14"/>
      <text:h text:style-name="P4" text:outline-level="3">8. 3D Objects: texture</text:h>
      <text:list xml:id="list1712911569" text:style-name="L8">
        <text:list-item>
          <text:p text:style-name="P41">Texturing pipeline</text:p>
        </text:list-item>
        <text:list-item>
          <text:p text:style-name="P41">Image and procedural textures</text:p>
        </text:list-item>
        <text:list-item>
          <text:p text:style-name="P41">Texture and material modeling</text:p>
        </text:list-item>
      </text:list>
      <text:p text:style-name="P18">Date: <text:span text:style-name="T10">15</text:span>.2.2023.</text:p>
      <text:p text:style-name="P14"/>
      <text:p text:style-name="P14"/>
      <text:p text:style-name="P14"/>
      <text:p text:style-name="P14"/>
      <text:p text:style-name="P14"/>
      <text:h text:style-name="P4" text:outline-level="3"><text:soft-page-break/>9. Light</text:h>
      <text:list xml:id="list1916533753" text:style-name="L9">
        <text:list-item>
          <text:p text:style-name="P42">Light and color</text:p>
        </text:list-item>
        <text:list-item>
          <text:p text:style-name="P42">Real-world light sources</text:p>
        </text:list-item>
        <text:list-item>
          <text:p text:style-name="P42">Light models</text:p>
          <text:list>
            <text:list-item>
              <text:p text:style-name="P42">Physical lights</text:p>
            </text:list-item>
            <text:list-item>
              <text:p text:style-name="P42">Non-physical lights</text:p>
            </text:list-item>
            <text:list-item>
              <text:p text:style-name="P42">Environment illumination</text:p>
            </text:list-item>
          </text:list>
        </text:list-item>
        <text:list-item>
          <text:p text:style-name="P42">Shadows</text:p>
        </text:list-item>
      </text:list>
      <text:p text:style-name="P18">Date: <text:span text:style-name="T10">22</text:span>.2.2023.</text:p>
      <text:p text:style-name="P14"/>
      <text:h text:style-name="P4" text:outline-level="3">10. Camera</text:h>
      <text:list xml:id="list3062449640" text:style-name="L10">
        <text:list-item>
          <text:p text:style-name="P43">Real camera system</text:p>
        </text:list-item>
        <text:list-item>
          <text:p text:style-name="P43">Image formation</text:p>
        </text:list-item>
        <text:list-item>
          <text:p text:style-name="P43">Pinhole camera model</text:p>
        </text:list-item>
        <text:list-item>
          <text:p text:style-name="P43">Virtual pinhole camera</text:p>
        </text:list-item>
      </text:list>
      <text:p text:style-name="P18">Date: <text:span text:style-name="T16">1</text:span>.<text:span text:style-name="T10">3</text:span>.2023.</text:p>
      <text:p text:style-name="P19"/>
      <text:h text:style-name="P4" text:outline-level="3">11. Rendering overview</text:h>
      <text:list xml:id="list3450086633" text:style-name="L11">
        <text:list-item>
          <text:p text:style-name="P44">Rendering big picture</text:p>
        </text:list-item>
        <text:list-item>
          <text:p text:style-name="P44">Practical rendering</text:p>
          <text:list>
            <text:list-item>
              <text:p text:style-name="P44">Ray-tracing</text:p>
            </text:list-item>
            <text:list-item>
              <text:p text:style-name="P44">Rasterization</text:p>
            </text:list-item>
          </text:list>
        </text:list-item>
        <text:list-item>
          <text:p text:style-name="P44">Intuition via ray-tracing</text:p>
        </text:list-item>
      </text:list>
      <text:p text:style-name="P18">Date: <text:span text:style-name="T13">8</text:span>.<text:span text:style-name="T10">3</text:span>.2023.</text:p>
      <text:p text:style-name="P14"/>
      <text:h text:style-name="P4" text:outline-level="3">12. Rendering: ray-tracing</text:h>
      <text:list xml:id="list816827733" text:style-name="L12">
        <text:list-item>
          <text:p text:style-name="P45">Ray-tracing overview</text:p>
        </text:list-item>
        <text:list-item>
          <text:p text:style-name="P45">Camera rays</text:p>
        </text:list-item>
        <text:list-item>
          <text:p text:style-name="P45">Intersections (visibility)</text:p>
        </text:list-item>
        <text:list-item>
          <text:p text:style-name="P45">Shading</text:p>
        </text:list-item>
        <text:list-item>
          <text:p text:style-name="P45">Light transport</text:p>
        </text:list-item>
      </text:list>
      <text:p text:style-name="P18">Date: <text:span text:style-name="T12">15</text:span>.<text:span text:style-name="T10">3</text:span>.2023.</text:p>
      <text:p text:style-name="P14"/>
      <text:h text:style-name="P4" text:outline-level="3">13. Rendering: rasterization</text:h>
      <text:list xml:id="list2201512219" text:style-name="L13">
        <text:list-item>
          <text:p text:style-name="P46">Rasterization: the visibility solution core</text:p>
        </text:list-item>
        <text:list-item>
          <text:p text:style-name="P46">Graphics rendering pipeline: using rasterization for rendering</text:p>
        </text:list-item>
        <text:list-item>
          <text:p text:style-name="P46">Graphics rendering pipeline: logical GPU model, API</text:p>
        </text:list-item>
      </text:list>
      <text:p text:style-name="P18">Date: <text:span text:style-name="T10">22</text:span>.<text:span text:style-name="T10">3</text:span>.2023.</text:p>
      <text:p text:style-name="P14"/>
      <text:h text:style-name="P4" text:outline-level="3"><text:soft-page-break/>14. Image</text:h>
      <text:list xml:id="list3489662974" text:style-name="L14">
        <text:list-item>
          <text:p text:style-name="P48">Image-space effects</text:p>
        </text:list-item>
        <text:list-item>
          <text:p text:style-name="P49">Digital imagery</text:p>
        </text:list-item>
        <text:list-item>
          <text:p text:style-name="P48">Aliasing and anti-aliasing</text:p>
        </text:list-item>
        <text:list-item>
          <text:p text:style-name="P49">Scene to screen</text:p>
        </text:list-item>
      </text:list>
      <text:p text:style-name="P21"><text:span text:style-name="T5">Date: </text:span><text:span text:style-name="T6">29</text:span><text:span text:style-name="T5">.</text:span><text:span text:style-name="T6">3</text:span><text:span text:style-name="T5">.2023.</text:span><text:line-break/></text:p>
      <text:h text:style-name="P28" text:outline-level="2"><text:span text:style-name="T7">Exam</text:span><text:line-break/></text:h>
      <text:p text:style-name="P32"><text:span text:style-name="T11">Concepts and theory. </text:span>Written, multiple choices, 30min.</text:p>
      <text:p text:style-name="P33">33 Questions. Max course points: 25.</text:p>
      <text:p text:style-name="P25">Date: 29.3.2023.</text:p>
      <text:h text:style-name="P29" text:outline-level="2">Project</text:h>
      <text:h text:style-name="P31" text:outline-level="3">Project tasks is intended for the whole the semester.</text:h>
      <text:h text:style-name="P7" text:outline-level="3">Topics:</text:h>
      <text:list xml:id="list2518346776" text:style-name="L15">
        <text:list-item>
          <text:h text:style-name="P30" text:outline-level="3">Ray-tracing based rendering from scratch</text:h>
        </text:list-item>
        <text:list-item>
          <text:h text:style-name="P30" text:outline-level="3">Rasterization-based rendering, animation and interaction in three.js</text:h>
        </text:list-item>
        <text:list-item>
          <text:h text:style-name="P30" text:outline-level="3">Modeling and animation in Blender</text:h>
        </text:list-item>
        <text:list-item>
          <text:p text:style-name="P51"><text:span text:style-name="T2">C</text:span><text:span text:style-name="T1">ustom: student proposal</text:span></text:p>
        </text:list-item>
      </text:list>
      <text:p text:style-name="P52"><text:span text:style-name="T1">Max course points: 75. If project is “outstanding” than + 15 points.</text:span></text:p>
      <text:p text:style-name="P47">Deadline: 8.4.2023.</text:p>
      <text:p text:style-name="P47"/>
      <text:p text:style-name="P50">Grading</text:p>
      <text:p text:style-name="P53">Exam: 25 points</text:p>
      <text:p text:style-name="P53">Project: 75 points (+15 if outstanding)</text:p>
      <text:p text:style-name="P54"><text:span text:style-name="T17">Final points: </text:span></text:p>
      <text:p text:style-name="P55"><text:span text:style-name="T19">(</text:span><text:span text:style-name="T18">(n_correct_answers_</text:span><text:span text:style-name="T19">exam</text:span><text:span text:style-name="T18">) / 33</text:span><text:span text:style-name="T19">) <text:s/>* 25 + n_project_points * 75 (+ 15) 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Frutiger Light Condensed" svg:font-family="'Frutiger Light Condensed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43:27.363392248</meta:creation-date>
    <meta:generator>LibreOffice/6.4.7.2$Linux_X86_64 LibreOffice_project/40$Build-2</meta:generator>
    <dc:date>2023-03-27T08:28:52.449003540</dc:date>
    <meta:editing-duration>PT35M25S</meta:editing-duration>
    <meta:editing-cycles>44</meta:editing-cycles>
    <meta:document-statistic meta:table-count="0" meta:image-count="0" meta:object-count="0" meta:page-count="4" meta:paragraph-count="111" meta:word-count="394" meta:character-count="2530" meta:non-whitespace-character-count="2301"/>
  </office:meta>
</office:document-meta>
</file>